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a desarrollar la sección <text:span text:style-name="Strong_20_Emphasis">2.3. ¿Cuál es la función de los individuos?</text:span> con la misma voz clara, profunda y elegante que venimos usando. Esta sección es crucial porque define el papel operativo del individuo dentro del sistema inteligente que estamos describiendo.</text:p>
      <text:p text:style-name="Text_20_body">Aquí tienes una propuesta completa, cohesionada y lista para integrarse en el ensayo.</text:p>
      <text:p text:style-name="Horizontal_20_Line"/>
      <text:h text:style-name="Heading_20_1" text:outline-level="1"><text:span text:style-name="Strong_20_Emphasis">2.3. ¿Cuál es la función de los individuos?</text:span></text:h>
      <text:p text:style-name="Text_20_body">Si la vida crea individuos para poder multiplicarse, explorar y dividir la complejidad en pasos mínimos, entonces la pregunta natural es: <text:span text:style-name="Strong_20_Emphasis">¿qué función cumple exactamente cada individuo dentro del sistema?</text:span> ¿Qué hace un individuo que sea indispensable para el avance del proceso vital? ¿Qué aporta una unidad tan simple, tan limitada, tan efímera?</text:p>
      <text:p text:style-name="Text_20_body">La respuesta es sorprendentemente precisa:<text:line-break/><text:span text:style-name="Strong_20_Emphasis">el individuo ejecuta un paso elemental del cálculo vital.</text:span><text:line-break/>Nada más, pero también nada menos.</text:p>
      <text:p text:style-name="Text_20_body">A continuación desarrollamos las cuatro funciones esenciales que definen al individuo en su forma más pura.</text:p>
      <text:p text:style-name="Horizontal_20_Line"/>
      <text:h text:style-name="Heading_20_2" text:outline-level="2"><text:span text:style-name="Strong_20_Emphasis">Ejecutar un paso elemental del cálculo</text:span></text:h>
      <text:p text:style-name="Text_20_body">La vida, entendida como un sistema inteligente, avanza mediante una secuencia de transformaciones. Cada transformación es un paso del cálculo, una operación que lleva al sistema de un estado a otro. El individuo es el agente que ejecuta ese paso.</text:p>
      <text:p text:style-name="Text_20_body">Su función no es comprender el problema, ni anticipar el futuro, ni tomar decisiones complejas. Su función es <text:span text:style-name="Strong_20_Emphasis">realizar una operación mínima</text:span>, tan simple que siempre puede ejecutarla, tan precisa que nunca necesita improvisar, tan limitada que no requiere inteligencia consciente.</text:p>
      <text:p text:style-name="Text_20_body">El individuo es el ejecutor local de una operación global.<text:line-break/>Es el mecanismo que permite que el proceso avance.<text:line-break/>Es el motor elemental del cálculo vital.</text:p>
      <text:p text:style-name="Horizontal_20_Line"/>
      <text:h text:style-name="Heading_20_2" text:outline-level="2"><text:span text:style-name="Strong_20_Emphasis">Expandir la frontera del proceso</text:span></text:h>
      <text:p text:style-name="Text_20_body">Cada individuo ocupa una posición única dentro del espacio de posibilidades. Desde esa posición, puede generar nuevos estados que antes no existían. Su función es, por tanto, <text:span text:style-name="Strong_20_Emphasis">expandir la frontera del proceso</text:span>, abrir caminos, explorar direcciones, crear nuevas configuraciones.</text:p>
      <text:p text:style-name="Text_20_body"><text:soft-page-break/>El sistema no piensa hacia adentro, piensa hacia afuera.<text:line-break/>No reflexiona, se expande.<text:line-break/>No analiza, explora.</text:p>
      <text:p text:style-name="Text_20_body">El individuo es el punto desde el cual esa expansión ocurre.<text:line-break/>Es el explorador local de un sistema que avanza por multiplicación.</text:p>
      <text:p text:style-name="Horizontal_20_Line"/>
      <text:h text:style-name="Heading_20_2" text:outline-level="2"><text:span text:style-name="Strong_20_Emphasis">Generar nuevos estados y nuevas ramas</text:span></text:h>
      <text:p text:style-name="Text_20_body">La vida no avanza en línea recta. Avanza como un árbol que se ramifica. Cada individuo es un nodo de ese árbol, y su función es generar los nodos siguientes. Cada individuo:</text:p>
      <text:list xml:id="list979501377" text:style-name="L1">
        <text:list-item>
          <text:p text:style-name="P2">transforma su estado en nuevos estados, </text:p>
        </text:list-item>
        <text:list-item>
          <text:p text:style-name="P2">crea nuevas ramas del proceso, </text:p>
        </text:list-item>
        <text:list-item>
          <text:p text:style-name="P1">abre futuros posibles que antes no existían. </text:p>
        </text:list-item>
      </text:list>
      <text:p text:style-name="Text_20_body">Si un individuo no realiza su función, su rama desaparece.<text:line-break/>Si su rama desaparece, desaparecen todos los futuros que dependían de ella.</text:p>
      <text:p text:style-name="Text_20_body">Por eso cada individuo es indispensable:<text:line-break/><text:span text:style-name="Strong_20_Emphasis">solo él puede generar los estados que le corresponden.</text:span></text:p>
      <text:p text:style-name="Horizontal_20_Line"/>
      <text:h text:style-name="Heading_20_2" text:outline-level="2"><text:span text:style-name="Strong_20_Emphasis">Ser portadores de memoria heredada</text:span></text:h>
      <text:p text:style-name="Text_20_body">El individuo no aparece de la nada. Porta en su interior la memoria del proceso: la información heredada, la historia acumulada, el estado que le ha sido transmitido. Su función es conservar esa memoria y transmitirla, transformada, a la siguiente generación.</text:p>
      <text:p text:style-name="Text_20_body">El individuo es un puente entre el pasado y el futuro.<text:line-break/>Es la continuidad del proceso hecha forma.<text:line-break/>Es la memoria del sistema encarnada en un estado concreto.</text:p>
      <text:p text:style-name="Text_20_body">La vida no recuerda mediante mentes, sino mediante individuos.<text:line-break/>Cada individuo es un fragmento de memoria en movimiento.</text:p>
      <text:p text:style-name="Horizontal_20_Line"/>
      <text:h text:style-name="Heading_20_1" text:outline-level="1"><text:span text:style-name="Strong_20_Emphasis">Síntesis</text:span></text:h>
      <text:p text:style-name="Text_20_body">La función del individuo puede resumirse así:</text:p>
      <text:p text:style-name="Text_20_body"><text:span text:style-name="Strong_20_Emphasis">El individuo ejecuta un paso elemental del cálculo vital, expandiendo la frontera del proceso, generando nuevos estados y portando la memoria heredada que conecta el pasado con el futuro.</text:span></text:p>
      <text:p text:style-name="Text_20_body"><text:soft-page-break/>Es una función simple, pero absolutamente indispensable.<text:line-break/>Sin individuos, el proceso no avanza.<text:line-break/>Sin su acción mínima, la inteligencia del sistema no puede desplegarse.</text:p>
      <text:p text:style-name="Text_20_body">El individuo es el engranaje esencial de una maquinaria mucho mayor que él mismo.</text:p>
      <text:p text:style-name="Horizontal_20_Line"/>
      <text:p text:style-name="Text_20_body">Si quieres, avanzamos con la siguiente sección: <text:span text:style-name="Strong_20_Emphasis">2.4. Características principales de los individuos</text:span>, o ajustamos esta antes de continu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5T11:18:48.193000000</meta:creation-date>
    <dc:date>2026-01-05T11:50:15.461000000</dc:date>
    <meta:editing-duration>PT21M17S</meta:editing-duration>
    <meta:editing-cycles>1</meta:editing-cycles>
    <meta:document-statistic meta:table-count="0" meta:image-count="0" meta:object-count="0" meta:page-count="3" meta:paragraph-count="31" meta:word-count="631" meta:character-count="3996" meta:non-whitespace-character-count="3396"/>
    <meta:generator>LibreOffice/7.3.5.2$Windows_X86_64 LibreOffice_project/184fe81b8c8c30d8b5082578aee2fed2ea847c01</meta:generator>
  </office:meta>
</office:document-meta>
</file>